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style:text-position="sub 58%"/>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text-position="sub 58%"/>
    </style:style>
    <style:style style:name="T132" style:family="text">
      <style:text-properties fo:font-style="italic" style:font-style-asian="italic" style:font-style-complex="italic" style:text-position="sub 58%"/>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text-position="sub 58%"/>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style>
    <style:style style:name="T147" style:family="text">
      <style:text-properties style:text-position="sub 58%"/>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text-position="sub 58%"/>
    </style:style>
    <style:style style:name="T157" style:family="text">
      <style:text-properties fo:font-style="italic" style:font-style-asian="italic" style:font-style-complex="italic" style:text-position="sub 58%"/>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June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 Mass media density decreases the likelihood of civil war only after the treshold at which it constitutes a mass communications system; before that threshold, year-to-year increases in mass media density significantly increase the likelihood of civil war.</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from an international-level and elongated time-series perspective.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h text:style-name="Heading_20_2" text:outline-level="2">Graphical 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relatively new but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 </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7">in</text:span><text:span text:style-name="T108"> </text:span><text:span text:style-name="T109">that</text:span><text:span text:style-name="T110"> </text:span><text:span text:style-name="T111">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2">Prima</text:span><text:span text:style-name="T113"> </text:span><text:span text:style-name="T114">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tric Regression</text:h>
      <text:p text:style-name="First_20_paragraph">To test whether mass media density has a non-linear effect on civil war onset, this section compares the fit of a baseline logistic regression replicated from Warren (2014)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5">O</text:span><text:span text:style-name="T116">n</text:span><text:span text:style-name="T117">s</text:span><text:span text:style-name="T118">e</text:span><text:span text:style-name="T119">t</text:span><text:span text:style-name="T120">i</text:span><text:span text:style-name="T121">t</text:span> = <text:span text:style-name="T122">α</text:span> + <text:span text:style-name="T123">f</text:span><text:span text:style-name="T124">1</text:span>(<text:span text:style-name="T125">L</text:span><text:span text:style-name="T126">o</text:span><text:span text:style-name="T127">g</text:span><text:span text:style-name="T128">M</text:span><text:span text:style-name="T129">D</text:span><text:span text:style-name="T130">I</text:span><text:span text:style-name="T131">i</text:span><text:span text:style-name="T132">t</text:span>) + <text:span text:style-name="T133">C</text:span><text:span text:style-name="T134">o</text:span><text:span text:style-name="T135">n</text:span><text:span text:style-name="T136">t</text:span><text:span text:style-name="T137">r</text:span><text:span text:style-name="T138">o</text:span><text:span text:style-name="T139">l</text:span><text:span text:style-name="T140">s</text:span><text:span text:style-name="T141">i</text:span><text:span text:style-name="T142">t</text:span><text:span text:style-name="T143">β</text:span> + <text:span text:style-name="T144">ɛ</text:span><text:span text:style-name="T145">i</text:span></text:p>
      <text:p text:style-name="Text_20_body">where the partial-regression function <text:span text:style-name="T146">f</text:span><text:span text:style-name="T147">1</text:span>( ⋅ ) is fit by a smoothing spline (Fox 2002; Wood 2000) and <text:span text:style-name="T148">C</text:span><text:span text:style-name="T149">O</text:span><text:span text:style-name="T150">N</text:span><text:span text:style-name="T151">T</text:span><text:span text:style-name="T152">R</text:span><text:span text:style-name="T153">O</text:span><text:span text:style-name="T154">L</text:span><text:span text:style-name="T155">S</text:span><text:span text:style-name="T156">i</text:span><text:span text:style-name="T157">t</text:span> is the vector of control variables used in Warren’s original models. The number of smoothing splines is determined by generalized cross validation as part of the estimation procedure.<text:note text:id="ftn5" text:note-class="footnote"><text:note-citation>6</text:note-citation><text:note-body><text:p text:style-name="Footnote">The model was estimated using the function <text:span text:style-name="T158">gam</text:span> in the <text:span text:style-name="T15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The second observable implication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Furthermore, to ensure the robustness of the results, all of the models in this section pertaining to this subset of pre-mass communications systems were tested separately using a series lower and higher cutoff values. The main results reported below for changes in MDI under the threshold of mass communications are consistent using a cutoff as low as 4 (13% percentile) and as high as 10 (27% percentile).<text:note text:id="ftn6" text:note-class="footnote"><text:note-citation>7</text:note-citation><text:note-body><text:p text:style-name="Footnote">See online appendix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events (Gary King and Zeng 2001).<text:note text:id="ftn7" text:note-class="footnote"><text:note-citation>8</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 years.</text:p></text:note-body></text:note></text:p>
      <text:p text:style-name="Text_20_body"><draw:frame draw:name="img4" svg:width="0pt" svg:height="0pt"><draw:image xlink:href="Pictures/3.pdf" xlink:type="simple" xlink:show="embed" xlink:actuate="onLoad"/></draw:frame></text:p>
      <text:p text:style-name="Text_20_body"><draw:frame draw:name="img5" svg:width="0pt" svg:height="0pt"><draw:image xlink:href="Pictures/4.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p text:style-name="Text_20_body">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 represent 95% confidence bands. <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Fox, John. 2002. “Nonparametric Regression.” In <text:span text:style-name="T160">An</text:span><text:span text:style-name="T161"> </text:span><text:span text:style-name="T162">R</text:span><text:span text:style-name="T163"> </text:span><text:span text:style-name="T164">and</text:span><text:span text:style-name="T165"> </text:span><text:span text:style-name="T166">S</text:span><text:span text:style-name="T167">-</text:span><text:span text:style-name="T168">Plus</text:span><text:span text:style-name="T169"> </text:span><text:span text:style-name="T170">Companion</text:span><text:span text:style-name="T171"> </text:span><text:span text:style-name="T172">to</text:span><text:span text:style-name="T173"> </text:span><text:span text:style-name="T174">Applied</text:span><text:span text:style-name="T175"> </text:span><text:span text:style-name="T176">Regression</text:span>, Thousand Oaks, CA. <text:a xlink:type="simple" xlink:href="http://cran.r-project.org/doc/contrib/Fox-Companion/appendix-nonparametric-regression.pdf" office:name=""><text:span text:style-name="Definition">http://cran.r-project.org/doc/contrib/Fox-Companion/appendix-nonparametric-regression.pdf</text:span></text:a>.</text:p>
      <text:p text:style-name="Text_20_body">Frölich, Markus. 2006. “Non-Parametric Regression for Binary Dependent Variables.” <text:span text:style-name="T177">Econometrics</text:span><text:span text:style-name="T178"> </text:span><text:span text:style-name="T179">Journal</text:span> 9(3): 511–40. <text:a xlink:type="simple" xlink:href="http://doi.wiley.com/10.1111/j.1368-423X.2006.00196.x" office:name=""><text:span text:style-name="Definition">http://doi.wiley.com/10.1111/j.1368-423X.2006.00196.x</text:span></text:a>.</text:p>
      <text:p text:style-name="Text_20_body">Hintze, Jerry L, and Ray D Nelson. 1998. “Violin Plots: A Box Plot-Density Trace Synergism.” <text:span text:style-name="T180">The</text:span><text:span text:style-name="T181"> </text:span><text:span text:style-name="T182">American</text:span><text:span text:style-name="T183"> </text:span><text:span text:style-name="T184">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85">Journal</text:span><text:span text:style-name="T186"> </text:span><text:span text:style-name="T187">of</text:span><text:span text:style-name="T188"> </text:span><text:span text:style-name="T189">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190">Perspectives</text:span><text:span text:style-name="T191"> </text:span><text:span text:style-name="T192">on</text:span><text:span text:style-name="T193"> </text:span><text:span text:style-name="T194">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195">Designing</text:span><text:span text:style-name="T196"> </text:span><text:span text:style-name="T197">Social</text:span><text:span text:style-name="T198"> </text:span><text:span text:style-name="T199">Inquiry</text:span><text:span text:style-name="T200">:</text:span><text:span text:style-name="T201"> </text:span><text:span text:style-name="T202">Scientific</text:span><text:span text:style-name="T203"> </text:span><text:span text:style-name="T204">Inference</text:span><text:span text:style-name="T205"> </text:span><text:span text:style-name="T206">in</text:span><text:span text:style-name="T207"> </text:span><text:span text:style-name="T208">Qualitative</text:span><text:span text:style-name="T209"> </text:span><text:span text:style-name="T210">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211">Political</text:span><text:span text:style-name="T212"> </text:span><text:span text:style-name="T213">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214">Journal</text:span><text:span text:style-name="T215"> </text:span><text:span text:style-name="T216">of</text:span><text:span text:style-name="T217"> </text:span><text:span text:style-name="T218">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219">Journal</text:span><text:span text:style-name="T220"> </text:span><text:span text:style-name="T221">of</text:span><text:span text:style-name="T222"> </text:span><text:span text:style-name="T223">Conflict</text:span><text:span text:style-name="T224"> </text:span><text:span text:style-name="T225">Resolution</text:span> 48(6): 814–58. <text:a xlink:type="simple" xlink:href="http://jcr.sagepub.com/cgi/doi/10.1177/0022002704269355" office:name=""><text:span text:style-name="Definition">http://jcr.sagepub.com/cgi/doi/10.1177/0022002704269355</text:span></text:a>.</text:p>
      <text:p text:style-name="Text_20_body">Wood, S N. 2000. “Modelling and Smoothing Parameter Estimation with Multiple Quadratic Penalties.” <text:span text:style-name="T226">Journal</text:span><text:span text:style-name="T227"> </text:span><text:span text:style-name="T228">of</text:span><text:span text:style-name="T229"> </text:span><text:span text:style-name="T230">the</text:span><text:span text:style-name="T231"> </text:span><text:span text:style-name="T232">Royal</text:span><text:span text:style-name="T233"> </text:span><text:span text:style-name="T234">Statistical</text:span><text:span text:style-name="T235"> </text:span><text:span text:style-name="T236">Society</text:span><text:span text:style-name="T237"> </text:span><text:span text:style-name="T238">(</text:span><text:span text:style-name="T239">B</text:span><text:span text:style-name="T240">)</text:span> 62(2): 413–28. <text:a xlink:type="simple" xlink:href="http://onlinelibrary.wiley.com/doi/10.1111/1467-9868.00240/abstract" office:name=""><text:span text:style-name="Definition">http://onlinelibrary.wiley.com/doi/10.1111/1467-9868.00240/abstr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